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thJax Main" svg:font-family="'MathJax Main'"/>
    <style:font-face style:name="MathJax Math-italic" svg:font-family="'MathJax Math-italic'"/>
    <style:font-face style:name="Menlo" svg:font-family="Menlo, Monaco, Consolas, 'Courier New', monospace"/>
    <style:font-face style:name="Whitney SSm A" svg:font-family="'Whitney SSm A', 'Whitney SSm B', Avenir, 'Helvetica Neue', 'Segoe UI', Helvetica, Arial, Ubuntu, sans-serif"/>
    <style:font-face style:name="inherit" svg:font-family="inherit"/>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353cm" style:contextual-spacing="false" fo:text-align="center" style:justify-single-word="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top="0cm" fo:margin-bottom="0.353cm" style:contextual-spacing="false"/>
      <style:text-properties style:font-name="Liberation Serif" fo:font-size="15pt" fo:font-style="normal" fo:font-weight="normal" officeooo:paragraph-rsid="002959c9" style:font-size-asian="15pt" style:font-style-asian="normal" style:font-weight-asian="normal" style:font-size-complex="15pt" style:font-style-complex="normal" style:font-weight-complex="normal"/>
    </style:style>
    <style:style style:name="P3" style:family="paragraph" style:parent-style-name="Standard">
      <style:paragraph-properties fo:margin-top="0cm" fo:margin-bottom="0.353cm" style:contextual-spacing="false" fo:text-align="center" style:justify-single-word="false" fo:padding="0.074cm" fo:border-left="none" fo:border-right="none" fo:border-top="none" fo:border-bottom="0.99pt solid #000000" style:join-border="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4" style:family="paragraph" style:parent-style-name="Standard">
      <style:paragraph-properties fo:margin-top="0cm" fo:margin-bottom="0.353cm" style:contextual-spacing="false" fo:padding="0.074cm" fo:border-left="none" fo:border-right="none" fo:border-top="none" fo:border-bottom="0.06pt solid #000000" style:join-border="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5" style:family="paragraph" style:parent-style-name="Standard">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6" style:family="paragraph" style:parent-style-name="Standard">
      <style:text-properties style:font-name="Liberation Serif" fo:font-size="15pt" fo:font-style="normal" fo:font-weight="normal" officeooo:paragraph-rsid="0033bc4d" style:font-size-asian="15pt" style:font-style-asian="normal" style:font-weight-asian="normal" style:font-size-complex="15pt" style:font-style-complex="normal" style:font-weight-complex="normal"/>
    </style:style>
    <style:style style:name="P7" style:family="paragraph" style:parent-style-name="Standard">
      <style:text-properties style:font-name="Liberation Serif" fo:font-size="15pt" fo:font-style="normal" fo:font-weight="normal" officeooo:paragraph-rsid="0035e12a" style:font-size-asian="15pt" style:font-style-asian="normal" style:font-weight-asian="normal" style:font-size-complex="15pt" style:font-style-complex="normal" style:font-weight-complex="normal"/>
    </style:style>
    <style:style style:name="P8" style:family="paragraph" style:parent-style-name="Standard">
      <style:text-properties style:font-name="Liberation Serif" fo:font-size="15pt" fo:font-weight="normal" style:font-size-asian="15pt" style:language-asian="en" style:country-asian="IN" style:font-weight-asian="normal" style:font-size-complex="15pt" style:font-weight-complex="normal"/>
    </style:style>
    <style:style style:name="P9" style:family="paragraph" style:parent-style-name="Standard">
      <style:text-properties officeooo:paragraph-rsid="0035e12a"/>
    </style:style>
    <style:style style:name="P10" style:family="paragraph" style:parent-style-name="Text_20_body">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11" style:family="paragraph" style:parent-style-name="Text_20_body">
      <style:text-properties style:font-name="Liberation Serif" fo:font-size="15pt" fo:font-style="normal" fo:font-weight="normal" officeooo:paragraph-rsid="0036186b" style:font-size-asian="15pt" style:font-style-asian="normal" style:font-weight-asian="normal" style:font-size-complex="15pt" style:font-style-complex="normal" style:font-weight-complex="normal"/>
    </style:style>
    <style:style style:name="P12" style:family="paragraph" style:parent-style-name="Text_20_body">
      <style:paragraph-properties fo:line-height="100%"/>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13" style:family="paragraph" style:parent-style-name="Text_20_body">
      <style:text-properties style:font-name="Liberation Serif" fo:font-size="15pt" style:font-size-asian="15pt" style:font-size-complex="15pt"/>
    </style:style>
    <style:style style:name="P14" style:family="paragraph" style:parent-style-name="Text_20_body">
      <style:text-properties style:font-name="Liberation Serif" fo:font-size="15pt" officeooo:paragraph-rsid="006f95f7" style:font-size-asian="15pt" style:font-size-complex="15pt"/>
    </style:style>
    <style:style style:name="P15" style:family="paragraph" style:parent-style-name="Text_20_body">
      <style:text-properties style:font-name="Liberation Serif" fo:font-size="15pt" officeooo:paragraph-rsid="0070f750" style:font-size-asian="15pt" style:font-size-complex="15pt"/>
    </style:style>
    <style:style style:name="P16" style:family="paragraph" style:parent-style-name="Text_20_body">
      <style:text-properties style:font-name="Liberation Serif" fo:font-size="15pt" officeooo:paragraph-rsid="00717aee" style:font-size-asian="15pt" style:font-size-complex="15pt"/>
    </style:style>
    <style:style style:name="P17" style:family="paragraph" style:parent-style-name="Text_20_body">
      <style:text-properties style:font-name="Liberation Serif" fo:font-size="15pt" officeooo:paragraph-rsid="0072b232" style:font-size-asian="15pt" style:font-size-complex="15pt"/>
    </style:style>
    <style:style style:name="P18" style:family="paragraph" style:parent-style-name="Text_20_body">
      <style:text-properties style:font-name="Liberation Serif" fo:font-size="15pt" officeooo:paragraph-rsid="00731980" style:font-size-asian="15pt" style:font-size-complex="15pt"/>
    </style:style>
    <style:style style:name="P19" style:family="paragraph" style:parent-style-name="Text_20_body">
      <style:text-properties style:font-name="Liberation Serif" fo:font-size="15pt" fo:font-weight="normal" style:font-size-asian="15pt" style:font-weight-asian="normal" style:font-size-complex="15pt" style:font-weight-complex="normal"/>
    </style:style>
    <style:style style:name="P20" style:family="paragraph" style:parent-style-name="Text_20_body">
      <style:text-properties officeooo:paragraph-rsid="0036186b"/>
    </style:style>
    <style:style style:name="P21" style:family="paragraph" style:parent-style-name="Text_20_body">
      <style:text-properties fo:font-size="15pt" style:text-underline-style="none" fo:font-weight="normal" style:font-size-asian="15pt" style:font-weight-asian="normal" style:font-size-complex="15pt" style:font-weight-complex="normal"/>
    </style:style>
    <style:style style:name="P22" style:family="paragraph" style:parent-style-name="Normal_20__28_Web_29_">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23" style:family="paragraph" style:parent-style-name="Normal_20__28_Web_29_">
      <style:text-properties style:font-name="Liberation Serif" fo:font-size="15pt" fo:font-style="normal" fo:font-weight="normal" officeooo:paragraph-rsid="0035e12a" style:font-size-asian="15pt" style:font-style-asian="normal" style:font-weight-asian="normal" style:font-size-complex="15pt" style:font-style-complex="normal" style:font-weight-complex="normal"/>
    </style:style>
    <style:style style:name="P24" style:family="paragraph" style:parent-style-name="Text_20_body">
      <style:paragraph-properties fo:margin-left="1.251cm" fo:margin-right="0cm" fo:text-indent="0cm" style:auto-text-indent="false">
        <style:tab-stops/>
      </style:paragraph-properties>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25" style:family="paragraph" style:parent-style-name="Preformatted_20_Text">
      <style:paragraph-properties fo:margin-top="0cm" fo:margin-bottom="0.499cm" style:contextual-spacing="false"/>
    </style:style>
    <style:style style:name="P26" style:family="paragraph" style:parent-style-name="Preformatted_20_Text">
      <style:paragraph-properties fo:margin-top="0cm" fo:margin-bottom="0.499cm" style:contextual-spacing="false"/>
      <style:text-properties style:font-name="Liberation Serif" fo:font-size="15pt" fo:font-style="normal" fo:font-weight="normal" style:font-size-asian="15pt" style:language-asian="en" style:country-asian="IN" style:font-style-asian="normal" style:font-weight-asian="normal" style:font-size-complex="15pt" style:font-style-complex="normal" style:font-weight-complex="normal"/>
    </style:style>
    <style:style style:name="P27" style:family="paragraph" style:parent-style-name="Preformatted_20_Text">
      <style:paragraph-properties fo:margin-top="0cm" fo:margin-bottom="0.499cm" style:contextual-spacing="false"/>
      <style:text-properties style:font-name="Liberation Serif" fo:font-size="15pt" fo:font-style="normal" fo:font-weight="normal" officeooo:paragraph-rsid="002b26f9" style:font-size-asian="15pt" style:language-asian="en" style:country-asian="IN" style:font-style-asian="normal" style:font-weight-asian="normal" style:font-size-complex="15pt" style:font-style-complex="normal" style:font-weight-complex="normal"/>
    </style:style>
    <style:style style:name="P28" style:family="paragraph" style:parent-style-name="Preformatted_20_Text">
      <style:paragraph-properties fo:margin-top="0cm" fo:margin-bottom="0.499cm" style:contextual-spacing="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29" style:family="paragraph" style:parent-style-name="Preformatted_20_Text">
      <style:paragraph-properties fo:margin-top="0cm" fo:margin-bottom="0.499cm" style:contextual-spacing="false"/>
      <style:text-properties style:font-name="Liberation Serif" fo:font-size="15pt" fo:font-style="normal" fo:font-weight="normal" officeooo:paragraph-rsid="002b26f9" style:font-size-asian="15pt" style:font-style-asian="normal" style:font-weight-asian="normal" style:font-size-complex="15pt" style:font-style-complex="normal" style:font-weight-complex="normal"/>
    </style:style>
    <style:style style:name="P30" style:family="paragraph" style:parent-style-name="Text_20_body">
      <style:paragraph-properties fo:margin-top="0cm" fo:margin-bottom="0.499cm" style:contextual-spacing="false" fo:line-height="100%"/>
    </style:style>
    <style:style style:name="P31" style:family="paragraph" style:parent-style-name="Text_20_body">
      <style:paragraph-properties fo:margin-top="0cm" fo:margin-bottom="0.499cm" style:contextual-spacing="false"/>
      <style:text-properties style:font-name="Liberation Serif" fo:font-size="15pt" fo:font-style="normal" fo:font-weight="normal" officeooo:paragraph-rsid="0036186b" style:font-size-asian="15pt" style:language-asian="en" style:country-asian="IN" style:font-style-asian="normal" style:font-weight-asian="normal" style:font-size-complex="15pt" style:font-style-complex="normal" style:font-weight-complex="normal"/>
    </style:style>
    <style:style style:name="P32" style:family="paragraph" style:parent-style-name="Text_20_body">
      <style:paragraph-properties fo:margin-top="0cm" fo:margin-bottom="0.499cm" style:contextual-spacing="false" fo:line-height="100%"/>
      <style:text-properties style:font-name="Liberation Serif" fo:font-size="15pt" fo:font-style="normal" fo:font-weight="normal" officeooo:rsid="001df5c8" officeooo:paragraph-rsid="0036186b" style:font-size-asian="15pt" style:language-asian="en" style:country-asian="IN" style:font-style-asian="normal" style:font-weight-asian="normal" style:font-size-complex="15pt" style:font-style-complex="normal" style:font-weight-complex="normal"/>
    </style:style>
    <style:style style:name="P33" style:family="paragraph" style:parent-style-name="Text_20_body">
      <style:paragraph-properties fo:margin-top="0cm" fo:margin-bottom="0.499cm" style:contextual-spacing="false"/>
      <style:text-properties style:font-name="Liberation Serif" fo:font-size="15pt" fo:font-style="normal" fo:font-weight="normal" officeooo:paragraph-rsid="0043fd76" style:font-size-asian="15pt" style:language-asian="en" style:country-asian="IN" style:font-style-asian="normal" style:font-weight-asian="normal" style:font-size-complex="15pt" style:font-style-complex="normal" style:font-weight-complex="normal"/>
    </style:style>
    <style:style style:name="P34" style:family="paragraph" style:parent-style-name="Text_20_body">
      <style:paragraph-properties fo:margin-top="0cm" fo:margin-bottom="0.499cm" style:contextual-spacing="false" fo:line-height="100%"/>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top="0cm" fo:margin-bottom="0.499cm" style:contextual-spacing="false"/>
      <style:text-properties style:font-name="Liberation Serif" fo:font-size="15pt" fo:font-style="normal" fo:font-weight="normal" officeooo:paragraph-rsid="002e3f0e" style:font-size-asian="15pt" style:font-style-asian="normal" style:font-weight-asian="normal" style:font-size-complex="15pt" style:font-style-complex="normal" style:font-weight-complex="normal"/>
    </style:style>
    <style:style style:name="P36" style:family="paragraph" style:parent-style-name="Standard">
      <style:paragraph-properties fo:margin-top="0cm" fo:margin-bottom="0.499cm" style:contextual-spacing="false"/>
      <style:text-properties style:font-name="Liberation Serif" fo:font-size="15pt" fo:font-style="normal" fo:font-weight="normal" officeooo:paragraph-rsid="002e3f0e" style:font-size-asian="15pt" style:language-asian="en" style:country-asian="IN" style:font-style-asian="normal" style:font-weight-asian="normal" style:font-size-complex="15pt" style:font-style-complex="normal" style:font-weight-complex="normal"/>
    </style:style>
    <style:style style:name="P37" style:family="paragraph" style:parent-style-name="Standard">
      <style:paragraph-properties fo:margin-top="0cm" fo:margin-bottom="0.499cm" style:contextual-spacing="false"/>
      <style:text-properties style:font-name="Liberation Serif" fo:font-size="15pt" fo:font-style="normal" fo:font-weight="normal" officeooo:rsid="00522fbb" officeooo:paragraph-rsid="00522fbb" style:font-size-asian="15pt" style:language-asian="en" style:country-asian="IN" style:font-style-asian="normal" style:font-weight-asian="normal" style:font-size-complex="15pt" style:font-style-complex="normal" style:font-weight-complex="normal"/>
    </style:style>
    <style:style style:name="P38" style:family="paragraph" style:parent-style-name="Standard">
      <style:paragraph-properties fo:margin-top="0cm" fo:margin-bottom="0.499cm" style:contextual-spacing="false"/>
      <style:text-properties style:font-name="Liberation Serif" fo:font-size="15pt" fo:font-style="normal" fo:font-weight="normal" officeooo:rsid="005770d3" officeooo:paragraph-rsid="005770d3" style:font-size-asian="15pt" style:language-asian="en" style:country-asian="IN" style:font-style-asian="normal" style:font-weight-asian="normal" style:font-size-complex="15pt" style:font-style-complex="normal" style:font-weight-complex="normal"/>
    </style:style>
    <style:style style:name="P39" style:family="paragraph" style:parent-style-name="Standard">
      <style:paragraph-properties fo:margin-top="0cm" fo:margin-bottom="0.499cm" style:contextual-spacing="false"/>
      <style:text-properties style:font-name="Liberation Serif" fo:font-size="15pt" fo:font-style="normal" fo:font-weight="normal" officeooo:rsid="005b6cbd" officeooo:paragraph-rsid="005b6cbd" style:font-size-asian="15pt" style:language-asian="en" style:country-asian="IN" style:font-style-asian="normal" style:font-weight-asian="normal" style:font-size-complex="15pt" style:font-style-complex="normal" style:font-weight-complex="normal"/>
    </style:style>
    <style:style style:name="P40" style:family="paragraph" style:parent-style-name="Standard">
      <style:paragraph-properties fo:margin-top="0cm" fo:margin-bottom="0.499cm" style:contextual-spacing="false"/>
      <style:text-properties style:font-name="Liberation Serif" fo:font-size="15pt" fo:font-style="normal" fo:font-weight="normal" officeooo:rsid="005e9973" officeooo:paragraph-rsid="005e9973" style:font-size-asian="15pt" style:language-asian="en" style:country-asian="IN" style:font-style-asian="normal" style:font-weight-asian="normal" style:font-size-complex="15pt" style:font-style-complex="normal" style:font-weight-complex="normal"/>
    </style:style>
    <style:style style:name="P41" style:family="paragraph" style:parent-style-name="Standard">
      <style:paragraph-properties fo:margin-top="0cm" fo:margin-bottom="0.499cm" style:contextual-spacing="false"/>
      <style:text-properties style:font-name="Liberation Serif" fo:font-size="15pt" fo:font-style="normal" fo:font-weight="normal" officeooo:rsid="006d8fd0" officeooo:paragraph-rsid="006d8fd0" style:font-size-asian="15pt" style:language-asian="en" style:country-asian="IN" style:font-style-asian="normal" style:font-weight-asian="normal" style:font-size-complex="15pt" style:font-style-complex="normal" style:font-weight-complex="normal"/>
    </style:style>
    <style:style style:name="P42" style:family="paragraph" style:parent-style-name="Standard">
      <style:paragraph-properties fo:margin-top="0cm" fo:margin-bottom="0.499cm" style:contextual-spacing="false"/>
      <style:text-properties style:font-name="Liberation Serif" fo:font-size="15pt" fo:font-style="normal" fo:font-weight="normal" officeooo:rsid="0076ad39" officeooo:paragraph-rsid="0076ad39" style:font-size-asian="15pt" style:language-asian="en" style:country-asian="IN" style:font-style-asian="normal" style:font-weight-asian="normal" style:font-size-complex="15pt" style:font-style-complex="normal" style:font-weight-complex="normal"/>
    </style:style>
    <style:style style:name="P43" style:family="paragraph" style:parent-style-name="Text_20_body">
      <style:paragraph-properties fo:margin-top="0cm" fo:margin-bottom="0.499cm" style:contextual-spacing="false" fo:line-height="100%" fo:padding="0.074cm" fo:border-left="none" fo:border-right="none" fo:border-top="none" fo:border-bottom="0.06pt solid #000000" style:join-border="false"/>
      <style:text-properties style:font-name="Liberation Serif" fo:font-size="15pt" fo:font-style="normal" fo:font-weight="normal" style:font-size-asian="15pt" style:language-asian="en" style:country-asian="IN" style:font-style-asian="normal" style:font-weight-asian="normal" style:font-size-complex="15pt" style:font-style-complex="normal" style:font-weight-complex="normal"/>
    </style:style>
    <style:style style:name="P44" style:family="paragraph" style:parent-style-name="Preformatted_20_Text">
      <style:paragraph-properties fo:margin-top="0cm" fo:margin-bottom="0.499cm" style:contextual-spacing="false" fo:padding="0.074cm" fo:border-left="none" fo:border-right="none" fo:border-top="none" fo:border-bottom="0.06pt solid #000000" style:join-border="false"/>
      <style:text-properties style:font-name="Liberation Serif" fo:font-size="15pt" fo:font-style="normal" fo:font-weight="normal" style:font-size-asian="15pt" style:language-asian="en" style:country-asian="IN" style:font-style-asian="normal" style:font-weight-asian="normal" style:font-size-complex="15pt" style:font-style-complex="normal" style:font-weight-complex="normal"/>
    </style:style>
    <style:style style:name="P45" style:family="paragraph" style:parent-style-name="Standard">
      <style:paragraph-properties fo:margin-top="0cm" fo:margin-bottom="0.499cm" style:contextual-spacing="false" fo:padding="0.074cm" fo:border-left="none" fo:border-right="none" fo:border-top="none" fo:border-bottom="0.06pt solid #000000" style:join-border="false"/>
      <style:text-properties style:font-name="Liberation Serif" fo:font-size="15pt" fo:font-style="normal" fo:font-weight="normal" style:font-size-asian="15pt" style:language-asian="en" style:country-asian="IN" style:font-style-asian="normal" style:font-weight-asian="normal" style:font-size-complex="15pt" style:font-style-complex="normal" style:font-weight-complex="normal"/>
    </style:style>
    <style:style style:name="P46" style:family="paragraph" style:parent-style-name="Standard">
      <style:paragraph-properties fo:margin-top="0cm" fo:margin-bottom="0.499cm" style:contextual-spacing="false" fo:padding="0.074cm" fo:border-left="none" fo:border-right="none" fo:border-top="none" fo:border-bottom="0.06pt solid #000000" style:join-border="false"/>
      <style:text-properties style:font-name="Liberation Serif" fo:font-size="15pt" fo:font-style="normal" fo:font-weight="normal" officeooo:rsid="005e9973" officeooo:paragraph-rsid="005e9973" style:font-size-asian="15pt" style:language-asian="en" style:country-asian="IN" style:font-style-asian="normal" style:font-weight-asian="normal" style:font-size-complex="15pt" style:font-style-complex="normal" style:font-weight-complex="normal"/>
    </style:style>
    <style:style style:name="P47" style:family="paragraph" style:parent-style-name="Preformatted_20_Text">
      <style:paragraph-properties fo:margin-left="0cm" fo:margin-right="0cm" fo:text-indent="1.251cm" style:auto-text-indent="false"/>
    </style:style>
    <style:style style:name="P48" style:family="paragraph" style:parent-style-name="Preformatted_20_Text">
      <style:paragraph-properties fo:margin-left="0cm" fo:margin-right="0cm" fo:text-indent="1.251cm" style:auto-text-indent="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49" style:family="paragraph" style:parent-style-name="Text_20_body">
      <style:paragraph-properties fo:margin-left="0cm" fo:margin-right="0cm" fo:text-indent="1.251cm" style:auto-text-indent="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50" style:family="paragraph" style:parent-style-name="Normal_20__28_Web_29_">
      <style:paragraph-properties fo:margin-left="0cm" fo:margin-right="0cm" fo:text-indent="1.251cm" style:auto-text-indent="false"/>
      <style:text-properties style:font-name="Liberation Serif" fo:font-size="15pt" fo:font-style="normal" fo:font-weight="normal" officeooo:paragraph-rsid="004bfb73" style:font-size-asian="15pt" style:font-style-asian="normal" style:font-weight-asian="normal" style:font-size-complex="15pt" style:font-style-complex="normal" style:font-weight-complex="normal"/>
    </style:style>
    <style:style style:name="P51" style:family="paragraph" style:parent-style-name="Standard">
      <style:paragraph-properties fo:padding="0.074cm" fo:border-left="none" fo:border-right="none" fo:border-top="none" fo:border-bottom="0.06pt solid #000000" style:join-border="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52" style:family="paragraph" style:parent-style-name="Preformatted_20_Text">
      <style:paragraph-properties fo:padding="0.074cm" fo:border-left="none" fo:border-right="none" fo:border-top="none" fo:border-bottom="0.06pt solid #000000" style:join-border="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53" style:family="paragraph" style:parent-style-name="Preformatted_20_Text">
      <style:paragraph-properties fo:padding="0.074cm" fo:border-left="none" fo:border-right="none" fo:border-top="none" fo:border-bottom="0.06pt solid #000000" style:join-border="false"/>
    </style:style>
    <style:style style:name="P54" style:family="paragraph" style:parent-style-name="Normal_20__28_Web_29_">
      <style:paragraph-properties fo:padding="0.074cm" fo:border-left="none" fo:border-right="none" fo:border-top="none" fo:border-bottom="0.06pt solid #000000" style:join-border="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55" style:family="paragraph" style:parent-style-name="Normal_20__28_Web_29_">
      <style:paragraph-properties fo:padding="0.074cm" fo:border-left="none" fo:border-right="none" fo:border-top="none" fo:border-bottom="0.06pt solid #000000" style:join-border="false"/>
      <style:text-properties style:font-name="Liberation Serif" fo:font-size="15pt" fo:font-style="normal" fo:font-weight="normal" officeooo:rsid="0021f3ef" officeooo:paragraph-rsid="0021f3ef" style:font-size-asian="15pt" style:font-style-asian="normal" style:font-weight-asian="normal" style:font-size-complex="15pt" style:font-style-complex="normal" style:font-weight-complex="normal"/>
    </style:style>
    <style:style style:name="P56" style:family="paragraph" style:parent-style-name="Text_20_body">
      <style:paragraph-properties fo:padding="0.074cm" fo:border-left="none" fo:border-right="none" fo:border-top="none" fo:border-bottom="0.06pt solid #000000" style:join-border="false"/>
      <style:text-properties style:font-name="Liberation Serif" fo:font-size="15pt" style:font-size-asian="15pt" style:font-size-complex="15pt"/>
    </style:style>
    <style:style style:name="P57" style:family="paragraph" style:parent-style-name="Normal">
      <style:text-properties style:font-name="Liberation Serif" fo:font-size="15pt" fo:font-style="normal" fo:font-weight="normal" officeooo:paragraph-rsid="0033bc4d" style:font-size-asian="15pt" style:font-style-asian="normal" style:font-weight-asian="normal" style:font-size-complex="15pt" style:font-style-complex="normal" style:font-weight-complex="normal"/>
    </style:style>
    <style:style style:name="P58" style:family="paragraph" style:parent-style-name="Preformatted_20_Text">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59" style:family="paragraph" style:parent-style-name="Preformatted_20_Text">
      <style:text-properties officeooo:paragraph-rsid="007d7f97"/>
    </style:style>
    <style:style style:name="P60" style:family="paragraph" style:parent-style-name="Text_20_body">
      <style:paragraph-properties fo:margin-left="1.251cm" fo:margin-right="0cm" fo:text-indent="-1.251cm" style:auto-text-indent="false">
        <style:tab-stops/>
      </style:paragraph-properties>
      <style:text-properties style:font-name="Liberation Serif" fo:font-size="15pt" fo:font-style="normal" fo:font-weight="normal" officeooo:paragraph-rsid="004c6238" style:font-size-asian="15pt" style:font-style-asian="normal" style:font-weight-asian="normal" style:font-size-complex="15pt" style:font-style-complex="normal" style:font-weight-complex="normal"/>
    </style:style>
    <style:style style:name="P61" style:family="paragraph" style:parent-style-name="Text_20_body">
      <style:paragraph-properties fo:margin-left="0cm" fo:margin-right="0cm" fo:margin-top="0cm" fo:margin-bottom="0cm" style:contextual-spacing="false" fo:text-align="justify" style:justify-single-word="false" fo:widows="1" fo:text-indent="0cm" style:auto-text-indent="false" fo:padding="0cm" fo:border="none"/>
    </style:style>
    <style:style style:name="P62" style:family="paragraph" style:parent-style-name="Standard" style:master-page-name="MP0">
      <style:paragraph-properties fo:margin-top="0cm" fo:margin-bottom="0.353cm" style:contextual-spacing="false" fo:text-align="center" style:justify-single-word="false" style:page-number="auto" fo:break-before="pag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63" style:family="paragraph" style:parent-style-name="Standard" style:list-style-name="L3">
      <style:paragraph-properties fo:margin-top="0cm" fo:margin-bottom="0.353cm" style:contextual-spacing="false" fo:line-height="100%" fo:text-align="start" style:justify-single-word="false" style:writing-mode="lr-tb"/>
      <style:text-properties style:font-name="Liberation Serif" fo:font-size="15pt" fo:font-style="normal" fo:font-weight="normal" officeooo:rsid="0036b334" officeooo:paragraph-rsid="002ae5bf" style:font-size-asian="15pt" style:font-style-asian="normal" style:font-weight-asian="normal" style:font-size-complex="15pt" style:font-style-complex="normal" style:font-weight-complex="normal"/>
    </style:style>
    <style:style style:name="P64" style:family="paragraph" style:parent-style-name="Standard" style:list-style-name="L3">
      <style:paragraph-properties fo:margin-top="0cm" fo:margin-bottom="0.353cm" style:contextual-spacing="false" fo:line-height="100%" fo:text-align="start" style:justify-single-word="false" style:writing-mode="lr-tb"/>
      <style:text-properties style:font-name="Liberation Serif" fo:font-size="15pt" fo:font-style="normal" fo:font-weight="normal" officeooo:rsid="0036b334" officeooo:paragraph-rsid="002ae5bf" style:font-size-asian="15pt" style:language-asian="en" style:country-asian="IN" style:font-style-asian="normal" style:font-weight-asian="normal" style:font-size-complex="15pt" style:font-style-complex="normal" style:font-weight-complex="normal"/>
    </style:style>
    <style:style style:name="P65" style:family="paragraph" style:parent-style-name="Standard">
      <style:text-properties fo:font-size="15pt" style:font-size-asian="15pt" style:font-size-complex="15pt"/>
    </style:style>
    <style:style style:name="P66" style:family="paragraph" style:parent-style-name="Text_20_body" style:list-style-name="L1">
      <style:text-properties style:font-name="Liberation Serif" fo:font-size="15pt" fo:font-style="normal" fo:font-weight="normal" officeooo:paragraph-rsid="0036186b" style:font-size-asian="15pt" style:font-style-asian="normal" style:font-weight-asian="normal" style:font-size-complex="15pt" style:font-style-complex="normal" style:font-weight-complex="normal"/>
    </style:style>
    <style:style style:name="P67" style:family="paragraph" style:parent-style-name="Text_20_body" style:list-style-name="L2">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68" style:family="paragraph" style:parent-style-name="Heading_20_3">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69" style:family="paragraph" style:parent-style-name="Heading_20_3">
      <style:text-properties style:font-name="Liberation Serif" fo:font-size="15pt" fo:font-style="normal" fo:font-weight="normal" officeooo:paragraph-rsid="0036186b" style:font-size-asian="15pt" style:font-style-asian="normal" style:font-weight-asian="normal" style:font-size-complex="15pt" style:font-style-complex="normal" style:font-weight-complex="normal"/>
    </style:style>
    <style:style style:name="T1" style:family="text">
      <style:text-properties fo:font-size="15pt" style:text-underline-style="none" fo:font-weight="normal" style:font-size-asian="15pt" style:font-weight-asian="normal" style:font-size-complex="15pt" style:font-weight-complex="normal"/>
    </style:style>
    <style:style style:name="T2" style:family="text">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T3" style:family="text">
      <style:text-properties style:font-name="Liberation Serif" fo:font-size="15pt" fo:font-style="normal" fo:font-weight="normal" style:font-size-asian="15pt" style:language-asian="en" style:country-asian="IN" style:font-style-asian="normal" style:font-weight-asian="normal" style:font-size-complex="15pt" style:font-style-complex="normal" style:font-weight-complex="normal"/>
    </style:style>
    <style:style style:name="T4" style:family="text">
      <style:text-properties style:font-name="Liberation Serif" fo:font-size="15pt" style:font-size-asian="15pt" style:font-size-complex="15pt"/>
    </style:style>
    <style:style style:name="T5" style:family="text">
      <style:text-properties style:font-name="Liberation Serif" fo:font-size="15pt" fo:font-weight="normal" style:font-size-asian="15pt" style:font-weight-asian="normal" style:font-size-complex="15pt" style:font-weight-complex="normal"/>
    </style:style>
    <style:style style:name="T6" style:family="text">
      <style:text-properties style:font-name="Liberation Serif" fo:font-size="15pt" fo:font-weight="normal" officeooo:rsid="007d7f97" style:font-size-asian="15pt" style:font-weight-asian="normal" style:font-size-complex="15pt" style:font-weight-complex="normal"/>
    </style:style>
    <style:style style:name="T7" style:family="text">
      <style:text-properties officeooo:rsid="0022e5dd"/>
    </style:style>
    <style:style style:name="T8" style:family="text">
      <style:text-properties officeooo:rsid="006e9981"/>
    </style:style>
    <style:style style:name="T9" style:family="text">
      <style:text-properties fo:font-variant="normal" fo:text-transform="none" fo:color="#666666" style:font-name="Arial" fo:font-size="9pt" fo:letter-spacing="normal" fo:font-style="normal" fo:font-weight="normal"/>
    </style:style>
    <style:style style:name="T10" style:family="text">
      <style:text-properties officeooo:rsid="00624e4e"/>
    </style:style>
    <style:style style:name="T11" style:family="text">
      <style:text-properties officeooo:rsid="0062c034"/>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ALLIED FORCE CODING</text:p>
      <text:p text:style-name="P1">ROUND 2 Problems</text:p>
      <text:p text:style-name="P3"/>
      <text:p text:style-name="P2">1)</text:p>
      <text:p text:style-name="P20"><text:span text:style-name="Default_20_Paragraph_20_Font"><text:span text:style-name="T2">The longest common pattern length between two strings is the maximum number of characters that both strings have in common. </text:span></text:span></text:p>
      <text:p text:style-name="P11">Characters are case sensitive, that is, lower case and upper case characters are considered as different. </text:p>
      <text:p text:style-name="P11">Note that characters can repeat in a string and a character might have one or more occurrence in common between two strings. </text:p>
      <text:p text:style-name="P20"><text:span text:style-name="Default_20_Paragraph_20_Font"><text:span text:style-name="T2">For example, two strings A = "Codechef" and B = "elfedcc", then the longest common pattern length of A and B is 5 (common characters are c, d, e, e, f).</text:span></text:span></text:p>
      <text:p text:style-name="P20"><text:span text:style-name="Default_20_Paragraph_20_Font"><text:span text:style-name="T2">You will be given two strings of alphabets and digits, find the longest common pattern length.</text:span></text:span></text:p>
      <text:h text:style-name="P69" text:outline-level="3">Input:</text:h>
      <text:list xml:id="list2165389257315923496" text:style-name="L1">
        <text:list-item>
          <text:p text:style-name="P66">Enter number of test cases.</text:p>
        </text:list-item>
        <text:list-item>
          <text:p text:style-name="P66">For each test case, enter string A and string B.</text:p>
        </text:list-item>
      </text:list>
      <text:h text:style-name="P69" text:outline-level="3">Output</text:h>
      <text:p text:style-name="P20"><text:span text:style-name="Default_20_Paragraph_20_Font"><text:span text:style-name="T2">For each test case, output a single integer, the longest common pattern length between A and B.</text:span></text:span></text:p>
      <text:h text:style-name="P69" text:outline-level="3">Example</text:h>
      <text:p text:style-name="P33">How many test cases? - 2</text:p>
      <text:p text:style-name="P33">Test case 1</text:p>
      <text:p text:style-name="P31">String A:</text:p>
      <text:p text:style-name="P31">nokia</text:p>
      <text:p text:style-name="P31">String 2:</text:p>
      <text:p text:style-name="P31"><text:soft-page-break/>microsoft</text:p>
      <text:p text:style-name="P31">Total match :2</text:p>
      <text:p text:style-name="P31">Test case 2</text:p>
      <text:p text:style-name="P31">String A:</text:p>
      <text:p text:style-name="P31">antivirus</text:p>
      <text:p text:style-name="P31">String 2:</text:p>
      <text:p text:style-name="P31">password</text:p>
      <text:p text:style-name="P32">Total match :3</text:p>
      <text:p text:style-name="P4"/>
      <text:p text:style-name="P5"/>
      <text:p text:style-name="P6">2) Write a program to display all possible permutations of a given input string--if the string contains duplicate characters, you may have multiple repeated results. Input should be of the form</text:p>
      <text:p text:style-name="P6"/>
      <text:p text:style-name="P6">Here is a sample for the input “cat”</text:p>
      <text:p text:style-name="P57">cat</text:p>
      <text:p text:style-name="P57">cta</text:p>
      <text:p text:style-name="P57">act</text:p>
      <text:p text:style-name="P57">atc</text:p>
      <text:p text:style-name="P57">tac</text:p>
      <text:p text:style-name="P6">tca</text:p>
      <text:p text:style-name="P5"/>
      <text:p text:style-name="P52"/>
      <text:p text:style-name="P58"/>
      <text:p text:style-name="P58"/>
      <text:p text:style-name="P58"/>
      <text:p text:style-name="P58"/>
      <text:p text:style-name="P58"/>
      <text:p text:style-name="P58"/>
      <text:p text:style-name="P58"/>
      <text:p text:style-name="P58"/>
      <text:p text:style-name="P58"/>
      <text:p text:style-name="P58"/>
      <text:p text:style-name="P58"><text:soft-page-break/>3)</text:p>
      <text:p text:style-name="P5"/>
      <text:p text:style-name="P5">Write a program that takes an integer and displays the English name of that value. You should support both positive and negative numbers.</text:p>
      <text:p text:style-name="P5"/>
      <text:p text:style-name="P12">Examples:</text:p>
      <text:p text:style-name="P58">10 -&gt; ten</text:p>
      <text:p text:style-name="P58">121 -&gt; one hundred twenty one</text:p>
      <text:p text:style-name="P58">1032 -&gt; one thousand thirty two</text:p>
      <text:p text:style-name="P58">11043 -&gt; eleven thousand forty three</text:p>
      <text:p text:style-name="P58">1200000 -&gt; one million two hundred thousand</text:p>
      <text:p text:style-name="P52"/>
      <text:p text:style-name="P58"/>
      <text:p text:style-name="P58">//4)</text:p>
      <text:p text:style-name="P58"/>
      <text:p text:style-name="P9"><text:span text:style-name="Default_20_Paragraph_20_Font"><text:span text:style-name="T3">A message containing letters from A-Z is being encoded to numbers using the following mapping:</text:span></text:span></text:p>
      <text:p text:style-name="P7">'A' -&gt; 1</text:p>
      <text:p text:style-name="P7">'B' -&gt; 2</text:p>
      <text:p text:style-name="P7">...</text:p>
      <text:p text:style-name="P7">'Z' -&gt; 26</text:p>
      <text:p text:style-name="P7"/>
      <text:p text:style-name="P7">Given an encoded message containing digits, determine the total number of ways to decode it.</text:p>
      <text:p text:style-name="P7"/>
      <text:p text:style-name="P7">For example,</text:p>
      <text:p text:style-name="P7">Given encoded message "12", it could be decoded as "AB" (1 2) or "L" (12).</text:p>
      <text:p text:style-name="P7"/>
      <text:p text:style-name="P23">The number of ways decoding "12" is 2.</text:p>
      <text:p text:style-name="P54"/>
      <text:p text:style-name="P22">5)</text:p>
      <text:p text:style-name="P22">According to Gregorian Calendar, it was Monday on the date 01/01/2001. If any year is input, <text:line-break/>Write a program to display what is the day on the 1st January of this year. </text:p>
      <text:p text:style-name="P55"/>
      <text:p text:style-name="P26"/>
      <text:p text:style-name="P26"><text:soft-page-break/>6)</text:p>
      <text:p text:style-name="P5">The chef is preparing a birthday cake for one of his guests, and h<text:span text:style-name="T7">e</text:span> has decided to write the age of the guest in candles on the cake. </text:p>
      <text:p text:style-name="P5">There are 10 types of candles, one for each of the digits '0' through '9'. The chef has forgotten the age of the guest, however, so doesn't know whether he has enough candles of the right types. </text:p>
      <text:p text:style-name="P5">For example, if the guest were 101 years old, the chef would need two '1' candles and one '0' candle. </text:p>
      <text:p text:style-name="P5">Given the candles the chef has, your task is to determine the smallest positive integer that “cannot” be represented with those candles.</text:p>
      <text:p text:style-name="P5"/>
      <text:p text:style-name="P50">Input:</text:p>
      <text:p text:style-name="P50">10 integers representing number of candles available of each digit from 0 <text:tab/>to 9</text:p>
      <text:p text:style-name="P50">Output:</text:p>
      <text:p text:style-name="P60"><text:tab/>Output the smallest positive integer that <text:tab/>cannot be expressed with the given candles for each test case.</text:p>
      <text:p text:style-name="P60"><text:tab/>Sample :</text:p>
      <text:p text:style-name="P24">Enter number of candles available for :</text:p>
      <text:p text:style-name="P49">Number 0: 0</text:p>
      <text:p text:style-name="P49">Number 1: 1</text:p>
      <text:p text:style-name="P49">Number 2: 1</text:p>
      <text:p text:style-name="P24">Number 3: 1</text:p>
      <text:p text:style-name="P49">Number 4: 1</text:p>
      <text:p text:style-name="P49">Number 5: 1</text:p>
      <text:p text:style-name="P49">Number 6: 1</text:p>
      <text:p text:style-name="P49">Number 7: 1</text:p>
      <text:p text:style-name="P49">Number 8: 1</text:p>
      <text:p text:style-name="P49">Number 9: 1</text:p>
      <text:p text:style-name="P49">Smallest number not possible: 10</text:p>
      <text:p text:style-name="P25"><text:soft-page-break/><text:span text:style-name="Default_20_Paragraph_20_Font"><text:span text:style-name="T3">7)</text:span></text:span></text:p>
      <text:p text:style-name="P25"><text:span text:style-name="Strong_20_Emphasis"><text:span text:style-name="T2">One day Alice visited Byteland to purchase jewels for her upcoming wedding anniversary. </text:span></text:span><text:span text:style-name="Default_20_Paragraph_20_Font"><text:span text:style-name="T2">In Byteland, every Jewelry shop has their own discount methods to attract the customers. </text:span></text:span></text:p>
      <text:p text:style-name="P28">One discount method called Buy1-Get1 caught Alice's attention. That is, Alice buys one jewel, then she can get one additional jewel with the same color without charge by Buy1-Get1. <text:s/></text:p>
      <text:p text:style-name="P28">Alice lists the needed jewels as a string S, each letter denotes one jewel, and the same letters denote the same colors of jewels, and the different letters denote the different colors of jewels. The cost of each jewel is 1. </text:p>
      <text:p text:style-name="P25"><text:span text:style-name="Default_20_Paragraph_20_Font"><text:span text:style-name="T2">Your task is to calculate the minimum cost for getting all the jewels Alice listed.</text:span></text:span></text:p>
      <text:h text:style-name="P68" text:outline-level="3">Input:</text:h>
      <text:list xml:id="list1613464507583972257" text:style-name="L2">
        <text:list-item>
          <text:p text:style-name="P67">No of test cases.</text:p>
        </text:list-item>
        <text:list-item>
          <text:p text:style-name="P67">For each case, take a string which represents the jewels Alice needed.</text:p>
        </text:list-item>
      </text:list>
      <text:h text:style-name="P68" text:outline-level="3">Output:</text:h>
      <text:p text:style-name="P10"><text:tab/>Output the minimum cost for each test case.</text:p>
      <text:h text:style-name="P68" text:outline-level="3"><text:tab/>Sample:</text:h>
      <text:p text:style-name="P58"><text:tab/>How many strings you want to enter : 3</text:p>
      <text:p text:style-name="P48"/>
      <text:p text:style-name="P48">Enter the string : ssss</text:p>
      <text:p text:style-name="P48">The total cost will be : 2</text:p>
      <text:p text:style-name="P58"/>
      <text:p text:style-name="P48">Enter the string : mkk</text:p>
      <text:p text:style-name="P48">The total cost will be : 2</text:p>
      <text:p text:style-name="P58"/>
      <text:p text:style-name="P48">Enter the string : kkssmlml</text:p>
      <text:p text:style-name="P47"><text:span text:style-name="Default_20_Paragraph_20_Font"><text:span text:style-name="T2">The total cost will be : 4</text:span></text:span></text:p>
      <text:p text:style-name="P44"/>
      <text:p text:style-name="P26"/>
      <text:p text:style-name="P27"/>
      <text:p text:style-name="P27"><text:soft-page-break/>8)</text:p>
      <text:p text:style-name="P29">Write <text:span text:style-name="T8">a </text:span>program to display a table that represents a Pascal triangle of any size. In Pascal triangle, the first and the second rows are set to 1. Each element of the triangle (from the third row downward) is the sum of the element directly above it and the element to the left of the element directly above it. See the example Pascal triangle(size=5) below: </text:p>
      <text:list xml:id="list8838794617868428601" text:style-name="L3">
        <text:list-header>
          <text:p text:style-name="P63">1</text:p>
          <text:p text:style-name="P63">1<text:tab/>1</text:p>
          <text:p text:style-name="P63">1<text:tab/>2<text:tab/>1</text:p>
          <text:p text:style-name="P63">1<text:tab/>3<text:tab/>3<text:tab/>1</text:p>
          <text:p text:style-name="P64">1<text:tab/>4<text:tab/>6<text:tab/>4<text:tab/>1</text:p>
        </text:list-header>
      </text:list>
      <text:p text:style-name="P4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Default_20_Paragraph_20_Font"><text:span text:style-name="T3">9)</text:span></text:span></text:p>
      <text:p text:style-name="P34">A tourist is visiting Byteland. The tourist knows English very well. The language of Byteland is rather different from English. To be exact it differs in following points:</text:p>
      <text:p text:style-name="P5">Bytelandian alphabet has the same letters as English one, but possibly different in meaning. Like 'A' in Bytelandian may be 'M' in English. However this does not mean that 'M' in Bytelandian must be 'A' in English. </text:p>
      <text:p text:style-name="P5"/>
      <text:p text:style-name="P5">More formally, Bytelindian alphabet is a permutation of English alphabet. It will be given to you and could be any possible permutation. Don't assume any other condition.</text:p>
      <text:p text:style-name="P5"/>
      <text:p text:style-name="P5">The tourist asks you to help him by writing a program to do the translation.</text:p>
      <text:p text:style-name="P5"/>
      <text:p text:style-name="P5">Input</text:p>
      <text:p text:style-name="P5"/>
      <text:p text:style-name="P5">1)The string M, denoting the English translation of Bytelandian string "abcdefghijklmnopqrstuvwxyz". </text:p>
      <text:p text:style-name="P5">2) A Bytelandian sentence S which you should translate into English. </text:p>
      <text:p text:style-name="P5"/>
      <text:p text:style-name="P5">Output</text:p>
      <text:p text:style-name="P5">Output its English translation.</text:p>
      <text:p text:style-name="P5"/>
      <text:p text:style-name="P5">Note that the uppercase letters in Bytelandian remain uppercase in English, and lowercase letters remain lowercase. </text:p>
      <text:p text:style-name="P5"/>
      <text:p text:style-name="P5">Example</text:p>
      <text:p text:style-name="P5"/>
      <text:p text:style-name="P5">Input:</text:p>
      <text:p text:style-name="P5">Enter language:</text:p>
      <text:p text:style-name="P5">qwertyuiopasdfghjklzxcvbnm</text:p>
      <text:p text:style-name="P5">Enter sentence:</text:p>
      <text:p text:style-name="P5">Bpke</text:p>
      <text:p text:style-name="P5"/>
      <text:p text:style-name="P5">Output:</text:p>
      <text:p text:style-name="P5">Translated string:</text:p>
      <text:p text:style-name="P5">What</text:p>
      <text:p text:style-name="P5"/>
      <text:p text:style-name="P51"/>
      <text:p text:style-name="P35"/>
      <text:p text:style-name="P36"><text:soft-page-break/>10)</text:p>
      <text:p text:style-name="P37">Kevin is very fond of strings. (Or so he thinks!) But, he does not like strings which have same consecutive letters. No one has any idea why it is so. He calls these strings as Bad strings. So, Good strings are the strings which do not have same consecutive letters. Now, the problem is quite simple. Given a string S, you need to convert it into a Good String. </text:p>
      <text:p text:style-name="P37">You simply need to perform one operation - if there are two same consecutive letters, delete one of them. </text:p>
      <text:p text:style-name="P37">Input: </text:p>
      <text:p text:style-name="P37">The first line contains an integer T, denoting the number of test cases. </text:p>
      <text:p text:style-name="P37">Each test case consists of a string S, which consists of only lower case letters. </text:p>
      <text:p text:style-name="P37">Output: </text:p>
      <text:p text:style-name="P37">For each test case, print the answer to the given problem.</text:p>
      <text:p text:style-name="P45"/>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11)</text:p>
      <text:p text:style-name="P39">Given a string S which contains only lowercase characters ['a'-'z'] and an integer K you have to find number of substrings having weight equal to K. </text:p>
      <text:p text:style-name="P39">Weight of characters is defined as : </text:p>
      <text:p text:style-name="P39">Weight['a']=1, Weight['b']=2, Weight['c']=3 .... , Weight['y']=25, Weight['z']=26 </text:p>
      <text:p text:style-name="P39">Weight of a string will be defined as : </text:p>
      <text:p text:style-name="P39">Weight[S[0]]+Weight[S[1]]+Weight[S[2]]......+Weight[S[Len-1]] where Len is length of string. </text:p>
      <text:p text:style-name="P39">Similarly weight of substring string from index i and ending on position j will be defined as: </text:p>
      <text:p text:style-name="P39">Weight[S[i]]+Weight[S[i+1]]+Weight[S[i+2]]......+Weight[S[j]] </text:p>
      <text:p text:style-name="P39">Input: </text:p>
      <text:p text:style-name="P39">First line of input contains number of test cases T and Each test case contains two lines first line contains value of integer K and second line contains the string S. </text:p>
      <text:p text:style-name="P39">Output: </text:p>
      <text:p text:style-name="P39">For each test case print the number of substrings having weight equal to K. </text:p>
      <text:p text:style-name="P46"/>
      <text:p text:style-name="P40"/>
      <text:p text:style-name="P40"/>
      <text:p text:style-name="P40"/>
      <text:p text:style-name="P40"/>
      <text:p text:style-name="P40"/>
      <text:p text:style-name="P40"/>
      <text:p text:style-name="P40"/>
      <text:p text:style-name="P40"><text:soft-page-break/>12)</text:p>
      <text:p text:style-name="P65">Given an array <text:span text:style-name="T10">[</text:span>A1, A2, ..., AN<text:span text:style-name="T10">] </text:span><text:s/>count the number of subarrays of array<text:span text:style-name="T10">[</text:span>A<text:span text:style-name="T10">] </text:span>which are non-decreasing.<text:span text:style-name="T10">(Ascending order)</text:span></text:p>
      <text:p text:style-name="P21">A subarray A[i, j], where 1 ≤ i ≤ j ≤ N is a sequence of integers Ai, Ai+1, ..., Aj.</text:p>
      <text:p text:style-name="P21">A subarray A[i, j] is non-decreasing<text:span text:style-name="T11">(Ascending) </text:span><text:s/>if Ai ≤ Ai+1 ≤ Ai+2 ≤ ... ≤ Aj. You have to count the total number of such subarrays.</text:p>
      <text:h text:style-name="Heading_20_3" text:outline-level="3">Input</text:h>
      <text:p text:style-name="P21">The first line of input contains an integer T denoting the number of test cases. The description of T test cases follows.</text:p>
      <text:p text:style-name="P21">The first line of each test case contains a single integer N denoting the size of array.</text:p>
      <text:p text:style-name="P21">The second line contains N space-separated integers A1,A2, ...,AN denoting the elements of the array.</text:p>
      <text:h text:style-name="Heading_20_3" text:outline-level="3">Output</text:h>
      <text:p text:style-name="P61"><text:span text:style-name="T1">For each test case, output in a single line the required answer</text:span><text:span text:style-name="T9">.</text:span></text:p>
      <text:p text:style-name="P46"/>
      <text:p text:style-name="P41"/>
      <text:p text:style-name="P41"/>
      <text:p text:style-name="P41"/>
      <text:p text:style-name="P41"/>
      <text:p text:style-name="P41"/>
      <text:p text:style-name="P41"/>
      <text:p text:style-name="P41"/>
      <text:p text:style-name="P41"/>
      <text:p text:style-name="P41"/>
      <text:p text:style-name="P41"/>
      <text:p text:style-name="P41"><text:soft-page-break/>13)</text:p>
      <text:p text:style-name="Standard">Given the time in numerals we may convert it into words, as shown below:</text:p>
      <text:p text:style-name="P18"><text:bookmark text:name="MathJax-Span-7"/><text:bookmark text:name="MathJax-Span-8"/><text:bookmark text:name="MathJax-Span-9"/><text:bookmark text:name="MathJax-Span-10"/>5:00→<text:bookmark text:name="MathJax-Span-12"/>five o' clock</text:p>
      <text:p text:style-name="P18"><text:bookmark text:name="MathJax-Span-16"/><text:bookmark text:name="MathJax-Span-17"/><text:bookmark text:name="MathJax-Span-18"/><text:bookmark text:name="MathJax-Span-19"/>5:01→<text:bookmark text:name="MathJax-Span-21"/>one minute past five</text:p>
      <text:p text:style-name="P17"><text:bookmark text:name="MathJax-Span-25"/><text:bookmark text:name="MathJax-Span-26"/><text:bookmark text:name="MathJax-Span-27"/><text:bookmark text:name="MathJax-Span-28"/>5:10→<text:bookmark text:name="MathJax-Span-30"/>ten minutes past five</text:p>
      <text:p text:style-name="P16"><text:bookmark text:name="MathJax-Span-34"/><text:bookmark text:name="MathJax-Span-35"/><text:bookmark text:name="MathJax-Span-36"/><text:bookmark text:name="MathJax-Span-37"/>5:30→<text:bookmark text:name="MathJax-Span-39"/>half past five</text:p>
      <text:p text:style-name="P15"><text:bookmark text:name="MathJax-Span-43"/><text:bookmark text:name="MathJax-Span-44"/><text:bookmark text:name="MathJax-Span-45"/><text:bookmark text:name="MathJax-Span-46"/>5:40→<text:bookmark text:name="MathJax-Span-48"/>twenty minutes to six</text:p>
      <text:p text:style-name="P15"><text:bookmark text:name="MathJax-Span-52"/><text:bookmark text:name="MathJax-Span-53"/><text:bookmark text:name="MathJax-Span-54"/><text:bookmark text:name="MathJax-Span-55"/>5:45→<text:bookmark text:name="MathJax-Span-57"/>quarter to six</text:p>
      <text:p text:style-name="P14"><text:bookmark text:name="MathJax-Span-61"/><text:bookmark text:name="MathJax-Span-62"/><text:bookmark text:name="MathJax-Span-63"/><text:bookmark text:name="MathJax-Span-64"/>5:47→<text:bookmark text:name="MathJax-Span-66"/>thirteen minutes to six</text:p>
      <text:p text:style-name="P14"><text:bookmark text:name="MathJax-Span-70"/><text:bookmark text:name="MathJax-Span-71"/><text:bookmark text:name="MathJax-Span-72"/><text:bookmark text:name="MathJax-Span-73"/>5:28→<text:bookmark text:name="MathJax-Span-75"/>twenty eight minutes past five</text:p>
      <text:p text:style-name="P13">Write a program which prints the time in words for the input given in the format mentioned above.</text:p>
      <text:p text:style-name="Text_20_body"><text:span text:style-name="Strong_20_Emphasis"><text:span text:style-name="T4">Input Format</text:span></text:span></text:p>
      <text:p text:style-name="P13">There will be two lines of input:<text:line-break/><text:bookmark text:name="MathJax-Element-2-Frame"/><text:bookmark text:name="MathJax-Span-76"/><text:bookmark text:name="MathJax-Span-77"/><text:bookmark text:name="MathJax-Span-78"/>H, representing the hours<text:line-break/><text:bookmark text:name="MathJax-Element-3-Frame"/><text:bookmark text:name="MathJax-Span-79"/><text:bookmark text:name="MathJax-Span-80"/><text:bookmark text:name="MathJax-Span-81"/>M, representing the minutes</text:p>
      <text:p text:style-name="Text_20_body"><text:span text:style-name="Strong_20_Emphasis"><text:span text:style-name="T4">Constraints</text:span></text:span><text:span text:style-name="T4"><text:line-break/></text:span><text:bookmark text:name="MathJax-Element-4-Frame"/><text:bookmark text:name="MathJax-Span-82"/><text:bookmark text:name="MathJax-Span-83"/><text:bookmark text:name="MathJax-Span-84"/><text:span text:style-name="T4">1</text:span><text:bookmark text:name="MathJax-Span-85"/><text:span text:style-name="T4">≤</text:span><text:bookmark text:name="MathJax-Span-86"/><text:span text:style-name="T4">H</text:span><text:bookmark text:name="MathJax-Span-87"/><text:span text:style-name="T4">&lt;</text:span><text:bookmark text:name="MathJax-Span-88"/><text:span text:style-name="T4">12<text:line-break/></text:span><text:bookmark text:name="MathJax-Element-5-Frame"/><text:bookmark text:name="MathJax-Span-89"/><text:bookmark text:name="MathJax-Span-90"/><text:bookmark text:name="MathJax-Span-91"/><text:span text:style-name="T4">0</text:span><text:bookmark text:name="MathJax-Span-92"/><text:span text:style-name="T4">≤</text:span><text:bookmark text:name="MathJax-Span-93"/><text:span text:style-name="T4">M</text:span><text:bookmark text:name="MathJax-Span-94"/><text:span text:style-name="T4">&lt;</text:span><text:bookmark text:name="MathJax-Span-95"/><text:span text:style-name="T4">60</text:span></text:p>
      <text:p text:style-name="Text_20_body"><text:span text:style-name="Strong_20_Emphasis"><text:span text:style-name="T4">Output Format</text:span></text:span></text:p>
      <text:p text:style-name="P13">Display the time in words.</text:p>
      <text:p text:style-name="Text_20_body"><text:span text:style-name="Strong_20_Emphasis"><text:span text:style-name="T4">Sample Input</text:span></text:span></text:p>
      <text:p text:style-name="Preformatted_20_Text"><text:span text:style-name="Source_20_Text"><text:span text:style-name="T4">5 <text:s/></text:span></text:span></text:p>
      <text:p text:style-name="Preformatted_20_Text"><text:span text:style-name="Source_20_Text"><text:span text:style-name="T4">47 <text:s/></text:span></text:span></text:p>
      <text:p text:style-name="Text_20_body"><text:span text:style-name="Strong_20_Emphasis"><text:span text:style-name="T4">Sample Output</text:span></text:span></text:p>
      <text:p text:style-name="P13">thirteen minutes to six</text:p>
      <text:p text:style-name="P56"/>
      <text:p text:style-name="P42"/>
      <text:p text:style-name="P8"><text:soft-page-break/>14)</text:p>
      <text:p text:style-name="P8"/>
      <text:p text:style-name="Standard"><text:span text:style-name="T5">Given a string of lowercase letters, determine the index of the character whose removal will make the string a palindrome. If the string is already a palindrome, then print</text:span><text:bookmark text:name="MathJax-Span-622"/><text:bookmark text:name="MathJax-Span-621"/><text:bookmark text:name="MathJax-Span-620"/><text:bookmark text:name="MathJax-Element-119-Frame"/><text:span text:style-name="Strong_20_Emphasis"><text:span text:style-name="T5">−</text:span></text:span><text:bookmark text:name="MathJax-Span-623"/><text:span text:style-name="Strong_20_Emphasis"><text:span text:style-name="T5">1</text:span></text:span><text:span text:style-name="T5">. There will always be a valid solution.</text:span></text:p>
      <text:p text:style-name="Text_20_body"><text:span text:style-name="Strong_20_Emphasis"><text:span text:style-name="T5">Input Format</text:span></text:span></text:p>
      <text:p text:style-name="Text_20_body"><text:span text:style-name="T5">The first line contains</text:span><text:bookmark text:name="MathJax-Span-626"/><text:bookmark text:name="MathJax-Span-625"/><text:bookmark text:name="MathJax-Span-624"/><text:bookmark text:name="MathJax-Element-120-Frame"/><text:span text:style-name="T5"> T (the number of test cases).<text:line-break/>The</text:span><text:bookmark text:name="MathJax-Span-629"/><text:bookmark text:name="MathJax-Span-628"/><text:bookmark text:name="MathJax-Span-627"/><text:bookmark text:name="MathJax-Element-121-Frame"/><text:span text:style-name="T5"> T subsequent lines of test cases each contain a single string to be checked.</text:span></text:p>
      <text:p text:style-name="Text_20_body"><text:span text:style-name="Strong_20_Emphasis"><text:span text:style-name="T5">Output Format</text:span></text:span></text:p>
      <text:p text:style-name="Text_20_body"><text:span text:style-name="T5">Print the </text:span><text:span text:style-name="Emphasis"><text:span text:style-name="T5">zero-indexed </text:span></text:span><text:span text:style-name="T5">position (integer) of a character whose deletion will result in a palindrome; if there is no such character (i.e.: the string is already a palindrome), print </text:span><text:span text:style-name="Strong_20_Emphasis"><text:span text:style-name="T5">-1</text:span></text:span><text:span text:style-name="T5">. Any correct answer will be accepted; e.g.: for a string such as </text:span><text:span text:style-name="Source_20_Text"><text:span text:style-name="T5">bcbc</text:span></text:span><text:span text:style-name="T5">, we can either remove </text:span><text:span text:style-name="Emphasis"><text:span text:style-name="T5">b </text:span></text:span><text:span text:style-name="T5">at index</text:span><text:bookmark text:name="MathJax-Span-647"/><text:bookmark text:name="MathJax-Span-646"/><text:bookmark text:name="MathJax-Span-645"/><text:bookmark text:name="MathJax-Element-125-Frame"/><text:span text:style-name="T5"> 0 or </text:span><text:span text:style-name="Emphasis"><text:span text:style-name="T5">c </text:span></text:span><text:span text:style-name="T5">at index</text:span><text:bookmark text:name="MathJax-Span-650"/><text:bookmark text:name="MathJax-Span-649"/><text:bookmark text:name="MathJax-Span-648"/><text:bookmark text:name="MathJax-Element-126-Frame"/><text:span text:style-name="T5"> 3—both answers are acceptable.</text:span></text:p>
      <text:p text:style-name="Text_20_body"><text:span text:style-name="Strong_20_Emphasis"><text:span text:style-name="T5">Sample Input</text:span></text:span></text:p>
      <text:p text:style-name="Preformatted_20_Text"><text:span text:style-name="Source_20_Text"><text:span text:style-name="T5">3</text:span></text:span></text:p>
      <text:p text:style-name="Preformatted_20_Text"><text:span text:style-name="Source_20_Text"><text:span text:style-name="T5">aaab</text:span></text:span></text:p>
      <text:p text:style-name="Preformatted_20_Text"><text:span text:style-name="Source_20_Text"><text:span text:style-name="T5">baa</text:span></text:span></text:p>
      <text:p text:style-name="Preformatted_20_Text"><text:span text:style-name="Source_20_Text"><text:span text:style-name="T5">aaa</text:span></text:span></text:p>
      <text:p text:style-name="Preformatted_20_Text"><text:span text:style-name="Source_20_Text"><text:span text:style-name="T5"/></text:span></text:p>
      <text:p text:style-name="Text_20_body"><text:span text:style-name="Strong_20_Emphasis"><text:span text:style-name="T5">Sample Output</text:span></text:span></text:p>
      <text:p text:style-name="Preformatted_20_Text"><text:span text:style-name="Source_20_Text"><text:span text:style-name="T5">3</text:span></text:span></text:p>
      <text:p text:style-name="Preformatted_20_Text"><text:span text:style-name="Source_20_Text"><text:span text:style-name="T5">0</text:span></text:span></text:p>
      <text:p text:style-name="Preformatted_20_Text"><text:span text:style-name="Source_20_Text"><text:span text:style-name="T5">-1</text:span></text:span></text:p>
      <text:p text:style-name="Preformatted_20_Text"/>
      <text:p text:style-name="P53"/>
      <text:p text:style-name="Preformatted_20_Text"/>
      <text:p text:style-name="P59"><text:span text:style-name="Source_20_Text"><text:span text:style-name="T6"/></text:span></text:p>
      <text:p text:style-name="P59"/>
      <text:p text:style-name="P59"><text:span text:style-name="Source_20_Text"><text:span text:style-name="T6"/></text:span></text:p>
      <text:p text:style-name="P1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MathJax Main" svg:font-family="'MathJax Main'"/>
    <style:font-face style:name="MathJax Math-italic" svg:font-family="'MathJax Math-italic'"/>
    <style:font-face style:name="Menlo" svg:font-family="Menlo, Monaco, Consolas, 'Courier New', monospace"/>
    <style:font-face style:name="Whitney SSm A" svg:font-family="'Whitney SSm A', 'Whitney SSm B', Avenir, 'Helvetica Neue', 'Segoe UI', Helvetica, Arial, Ubuntu, sans-serif"/>
    <style:font-face style:name="inherit" svg:font-family="inherit"/>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Liberation Serif" fo:font-family="'Liberation Serif'" style:font-family-generic="roman" style:font-pitch="variable" fo:font-weight="bold" style:font-name-asian="WenQuanYi Micro Hei" style:font-family-asian="'WenQuanYi Micro Hei'" style:font-family-generic-asian="system" style:font-pitch-asian="variable" style:font-weight-asian="bold" style:font-name-complex="Lohit Hindi" style:font-family-complex="'Lohit Hindi'" style:font-family-generic-complex="system"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Normal_20__28_Web_29_" style:display-name="Normal (Web)" style:family="paragraph" style:parent-style-name="Standard">
      <style:paragraph-properties fo:margin-top="0cm" fo:margin-bottom="0.494cm" style: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IN" style:font-name-complex="Times New Roman" style:font-family-complex="'Times New Roman'" style:font-family-generic-complex="roman" style:font-pitch-complex="variable" fo:hyphenate="false"/>
    </style:style>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03-10T12:08:00Z</meta:creation-date>
    <dc:date>2016-03-17T10:06:38.024598019</dc:date>
    <meta:editing-cycles>548</meta:editing-cycles>
    <meta:editing-duration>PT5H11M33S</meta:editing-duration>
    <meta:document-statistic meta:table-count="0" meta:image-count="0" meta:object-count="0" meta:page-count="12" meta:paragraph-count="188" meta:word-count="1617" meta:character-count="9027" meta:non-whitespace-character-count="7557"/>
    <meta:template xlink:type="simple" xlink:actuate="onRequest" xlink:title="" xlink:href="Normal"/>
  </office:meta>
</office:document-meta>
</file>